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04c9" officeooo:paragraph-rsid="000104c9"/>
    </style:style>
    <style:style style:name="P2" style:family="paragraph" style:parent-style-name="Standard">
      <style:text-properties officeooo:rsid="000104c9" officeooo:paragraph-rsid="0002f7c6"/>
    </style:style>
    <style:style style:name="P3" style:family="paragraph" style:parent-style-name="Standard">
      <style:text-properties officeooo:rsid="0002f7c6" officeooo:paragraph-rsid="0002f7c6"/>
    </style:style>
    <style:style style:name="T1" style:family="text">
      <style:text-properties officeooo:rsid="000104c9"/>
    </style:style>
    <style:style style:name="T2" style:family="text">
      <style:text-properties officeooo:rsid="0002f7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eilleure performance : </text:p>
      <text:p text:style-name="P2"/>
      <text:p text:style-name="P3">1. <text:span text:style-name="T1">17/11/23 à 11h</text:span>31<text:span text:style-name="T1"> / 11h</text:span>34</text:p>
      <text:p text:style-name="P2"><text:span text:style-name="T2">2. </text:span>17/11/23 à 11h20 / 11h22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16:25:54.606567439</meta:creation-date>
    <meta:editing-duration>PT1M7S</meta:editing-duration>
    <meta:editing-cycles>2</meta:editing-cycles>
    <meta:generator>LibreOffice/7.3.7.2$Linux_X86_64 LibreOffice_project/30$Build-2</meta:generator>
    <dc:date>2023-11-24T16:27:00.143118047</dc:date>
    <meta:document-statistic meta:table-count="0" meta:image-count="0" meta:object-count="0" meta:page-count="1" meta:paragraph-count="3" meta:word-count="15" meta:character-count="78" meta:non-whitespace-character-count="65"/>
  </office:meta>
</office:document-meta>
</file>